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T1" style:family="text">
      <style:text-properties officeooo:rsid="000443e5"/>
    </style:style>
    <style:style style:name="T2" style:family="text">
      <style:text-properties officeooo:rsid="00063f7c"/>
    </style:style>
    <style:style style:name="T3" style:family="text">
      <style:text-properties officeooo:rsid="000bd768"/>
    </style:style>
    <style:style style:name="T4" style:family="text">
      <style:text-properties officeooo:rsid="000c6799"/>
    </style:style>
    <style:style style:name="T5" style:family="text">
      <style:text-properties officeooo:rsid="000cbdbb"/>
    </style:style>
    <style:style style:name="T6" style:family="text">
      <style:text-properties officeooo:rsid="000dd6c6"/>
    </style:style>
    <style:style style:name="T7" style:family="text">
      <style:text-properties officeooo:rsid="000ecda3"/>
    </style:style>
    <style:style style:name="T8" style:family="text">
      <style:text-properties officeooo:rsid="001072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vais chercher les élèves dans la cour</text:p>
      <text:p text:style-name="P1">en rang, en silence, jusqu'à la salle de classe</text:p>
      <text:p text:style-name="P1"/>
      <text:p text:style-name="P1">2min refaire le rang, attendre le silence,</text:p>
      <text:p text:style-name="P1">6min placer les élèves</text:p>
      <text:p text:style-name="P1"><text:tab/><text:span text:style-name="T8">ouïe</text:span> et vue devant</text:p>
      <text:p text:style-name="P1"><text:tab/>ordre alphabétique (à discuter?) + noter leur place sur le plan de classe</text:p>
      <text:p text:style-name="P1"/>
      <text:p text:style-name="P1">1min faire se relever, silence, <text:span text:style-name="T1">ils</text:span> s'assoi<text:span text:style-name="T1">ent</text:span></text:p>
      <text:p text:style-name="P1"/>
      <text:p text:style-name="P1">2min faire sortir affaire + carnet coin de la table</text:p>
      <text:p text:style-name="P1"/>
      <text:p text:style-name="P1">1min faire l'appel (immédiat par le plan de classe)</text:p>
      <text:p text:style-name="P1"/>
      <text:p text:style-name="P1">1min se présenter</text:p>
      <text:p text:style-name="P1"><text:tab/>nom au tableau</text:p>
      <text:p text:style-name="P1"><text:s text:c="8"/>prof de physique</text:p>
      <text:p text:style-name="P1">?<text:tab/>dispo sur le collège les jours : </text:p>
      <text:p text:style-name="P1"><text:s text:c="8"/>+ adresse mail pro sur la charte</text:p>
      <text:p text:style-name="P1"/>
      <text:p text:style-name="P1">Vie en commun</text:p>
      <text:p text:style-name="P1"><text:s text:c="8"/>Qu'e<text:span text:style-name="T1">s</text:span>t-ce qu'il faut faire quand on rentre en classe <text:span text:style-name="T1">d’après vous</text:span>? sortir ses affaires / faire le silence</text:p>
      <text:p text:style-name="P1"><text:s text:c="8"/></text:p>
      <text:p text:style-name="P1"><text:s text:c="8"/>Quelle affaire? cahier grand format ou porte vu<text:span text:style-name="T2">e</text:span> </text:p>
      <text:p text:style-name="P1"/>
      <text:p text:style-name="P1"><text:s text:c="8"/>on prends le temps aujourd'hui de tout expliquer pour gagner du temps sur le reste de l'année, bon <text:span text:style-name="T2">réflexe</text:span> <text:s text:c="7"/></text:p>
      <text:p text:style-name="P1"><text:s text:c="8"/>Charte</text:p>
      <text:p text:style-name="P1">5min<text:tab/><text:tab/>-d'après vous quelles règles pour assurer la vie en commun? et pourquoi? voilà la charte et on va la lire ensemble</text:p>
      <text:p text:style-name="P1">5min<text:tab/><text:tab/>-distribuer la charte (et règles de sécurité) à coller/signer!</text:p>
      <text:p text:style-name="P1"><text:tab/><text:tab/><text:tab/>+fiche de renseignement?</text:p>
      <text:p text:style-name="P1">2min <text:s text:c="11"/>-relire les règles ensemble (modification, précision)</text:p>
      <text:p text:style-name="P1">???? <text:s text:c="3"/>Modalité de travail</text:p>
      <text:p text:style-name="P1"><text:s text:c="16"/><text:span text:style-name="T3">évaluation</text:span> toute les 3 semaines environ, toujours prévenu une semaine à l'avance</text:p>
      <text:p text:style-name="P1"><text:s text:c="16"/></text:p>
      <text:p text:style-name="P1">intro physique chimie</text:p>
      <text:p text:style-name="P1"><text:s text:c="8"/>vous avez déjà fait de la physique chimie, d'après vous c'est quoi, qu'est-ce qu'on va faire cette année ensemble? Une science, <text:span text:style-name="T4">expérimentale</text:span> mais qu'est-ce que ça signifie?</text:p>
      <text:p text:style-name="P1"/>
      <text:p text:style-name="P1"><text:tab/>la <text:span text:style-name="T5">méthode</text:span> scientifique dans les grandes lignes, vous savez ce que c'est?</text:p>
      <text:p text:style-name="P1"><text:s text:c="16"/>- Hypothèse, <text:span text:style-name="T5">expérience</text:span>, déduction</text:p>
      <text:p text:style-name="P1"><text:s text:c="16"/>on va essayer de faire ça ensemble cette année!</text:p>
      <text:p text:style-name="P1"><text:s text:c="8"/>Ce que ça implique:</text:p>
      <text:p text:style-name="P1"><text:tab/>humilité, remise en question permanente de la "vérité scientifique"</text:p>
      <text:p text:style-name="P1"><text:tab/>respect, croyances et question meta-physique</text:p>
      <text:p text:style-name="P1"/>
      <text:p text:style-name="P1">cette année ce qu'on va faire</text:p>
      <text:p text:style-name="P1">?<text:tab/>socle commun et compétence</text:p>
      <text:p text:style-name="P1"><text:tab/>les themes</text:p>
      <text:p text:style-name="P1"><text:tab/><text:tab/>présentation des thèmes</text:p>
      <text:p text:style-name="P1">4è</text:p>
      <text:p text:style-name="P1">SECURITE DOMESTIQUE (elec, combustion, transfo chimique)</text:p>
      <text:p text:style-name="P1">L'UNIVERS</text:p>
      <text:p text:style-name="P1">QQUES OBJET DE LA VIE COURANTE</text:p>
      <text:p text:style-name="P1">5è</text:p>
      <text:p text:style-name="P1">LE CIRCUIT ELEC DANS LA MAISON</text:p>
      <text:p text:style-name="P1"><text:soft-page-break/>L'EAU DANS LHABITAT ET ENVIRONNEMENT</text:p>
      <text:p text:style-name="P1"/>
      <text:p text:style-name="P1"><text:tab/><text:tab/>vos questionnements (maintenant et plus tard)</text:p>
      <text:p text:style-name="P1"><text:tab/>les prochaines semaines on va faire de l'électricité</text:p>
      <text:p text:style-name="P1"/>
      <text:p text:style-name="P1">theme XXX chapitre 1 : XXX</text:p>
      <text:p text:style-name="P1"/>
      <text:p text:style-name="P1">Pour la prochaine fois, page de garde<text:span text:style-name="T6">(nom prenom matière qques illustrations)</text:span>! <text:span text:style-name="T7">vos</text:span> question sur les thèmes</text:p>
      <text:p text:style-name="P1"/>
      <text:p text:style-name="P1">Débuter activit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0:17:04.935216836</meta:creation-date>
    <dc:date>2020-09-03T10:33:51.091328209</dc:date>
    <meta:editing-duration>PT14M20S</meta:editing-duration>
    <meta:editing-cycles>13</meta:editing-cycles>
    <meta:generator>LibreOffice/6.4.5.2$Linux_X86_64 LibreOffice_project/40$Build-2</meta:generator>
    <meta:document-statistic meta:table-count="0" meta:image-count="0" meta:object-count="0" meta:page-count="2" meta:paragraph-count="51" meta:word-count="355" meta:character-count="2308" meta:non-whitespace-character-count="1825"/>
  </office:meta>
</office:document-meta>
</file>